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7B0000017BA63D4FEE18264D23.png" manifest:media-type="image/png"/>
  <manifest:file-entry manifest:full-path="Pictures/100002D00000272A0000272A564D28DD500E94B3.svg" manifest:media-type="image/svg+xml"/>
  <manifest:file-entry manifest:full-path="Pictures/100000010000017B0000017BE606928C51A4E85F.png" manifest:media-type="image/png"/>
  <manifest:file-entry manifest:full-path="Pictures/100003460000272A0000272ABEA7B9975669E4D8.svg" manifest:media-type="image/svg+xml"/>
  <manifest:file-entry manifest:full-path="Pictures/100000010000017B0000017B6BCC6581AFED8457.png" manifest:media-type="image/png"/>
  <manifest:file-entry manifest:full-path="Pictures/100000010000017B0000017BD30CA87B51324D38.png" manifest:media-type="image/png"/>
  <manifest:file-entry manifest:full-path="Pictures/100003480000272A0000272A4F19004088CC26AA.svg" manifest:media-type="image/svg+xml"/>
  <manifest:file-entry manifest:full-path="Pictures/100003830000272A0000272A2D7E7A8FF489C904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text:anchor-type="paragraph" draw:z-index="4" draw:name="Text Frame 1" draw:style-name="gr1" draw:text-style-name="P1" svg:width="2.276cm" svg:height="1.641cm" svg:x="2.93cm" svg:y="9.008cm"><draw:text-box><text:p>9</text:p><text:p/></draw:text-box></draw:frame><draw:frame text:anchor-type="paragraph" draw:z-index="5" draw:name="Text Frame 2" draw:style-name="gr1" draw:text-style-name="P1" svg:width="2.276cm" svg:height="1.641cm" svg:x="3.009cm" svg:y="16.522cm"><draw:text-box><text:p>10</text:p><text:p/><text:p/></draw:text-box></draw:frame><draw:frame text:anchor-type="paragraph" draw:z-index="6" draw:name="Text Frame 3" draw:style-name="gr1" draw:text-style-name="P1" svg:width="2.276cm" svg:height="1.641cm" svg:x="13.725cm" svg:y="8.717cm"><draw:text-box><text:p>11</text:p><text:p/><text:p/></draw:text-box></draw:frame><draw:frame text:anchor-type="paragraph" draw:z-index="7" draw:name="Text Frame 4" draw:style-name="gr1" draw:text-style-name="P1" svg:width="2.276cm" svg:height="1.641cm" svg:x="13.434cm" svg:y="16.522cm"><draw:text-box><text:p>12</text:p><text:p/><text:p/></draw:text-box></draw:frame><draw:frame draw:style-name="fr1" draw:name="Image1" text:anchor-type="char" svg:x="-1.725cm" svg:y="-1.535cm" svg:width="9.999cm" svg:height="9.999cm" draw:z-index="0"><draw:image xlink:href="Pictures/100003830000272A0000272A2D7E7A8FF489C904.svg" xlink:type="simple" xlink:show="embed" xlink:actuate="onLoad" draw:mime-type="image/svg+xml"/><draw:image xlink:href="Pictures/100000010000017B0000017B6BCC6581AFED8457.png" xlink:type="simple" xlink:show="embed" xlink:actuate="onLoad" draw:mime-type="image/png"/></draw:frame><draw:frame draw:style-name="fr1" draw:name="Image2" text:anchor-type="char" svg:x="-1.752cm" svg:y="17.198cm" svg:width="9.999cm" svg:height="9.999cm" draw:z-index="1"><draw:image xlink:href="Pictures/100003460000272A0000272ABEA7B9975669E4D8.svg" xlink:type="simple" xlink:show="embed" xlink:actuate="onLoad" draw:mime-type="image/svg+xml"/><draw:image xlink:href="Pictures/100000010000017B0000017BE606928C51A4E85F.png" xlink:type="simple" xlink:show="embed" xlink:actuate="onLoad" draw:mime-type="image/png"/></draw:frame><draw:frame draw:style-name="fr1" draw:name="Image3" text:anchor-type="char" svg:x="8.789cm" svg:y="-1.508cm" svg:width="9.999cm" svg:height="9.999cm" draw:z-index="2"><draw:image xlink:href="Pictures/100003480000272A0000272A4F19004088CC26AA.svg" xlink:type="simple" xlink:show="embed" xlink:actuate="onLoad" draw:mime-type="image/svg+xml"/><draw:image xlink:href="Pictures/100000010000017B0000017BD30CA87B51324D38.png" xlink:type="simple" xlink:show="embed" xlink:actuate="onLoad" draw:mime-type="image/png"/></draw:frame><draw:frame draw:style-name="fr1" draw:name="Image4" text:anchor-type="char" svg:x="8.657cm" svg:y="17.224cm" svg:width="9.999cm" svg:height="9.999cm" draw:z-index="3"><draw:image xlink:href="Pictures/100002D00000272A0000272A564D28DD500E94B3.svg" xlink:type="simple" xlink:show="embed" xlink:actuate="onLoad" draw:mime-type="image/svg+xml"/><draw:image xlink:href="Pictures/100000010000017B0000017BA63D4FEE18264D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6T10:55:39.873550324</meta:creation-date>
    <dc:date>2023-05-16T10:58:10.306786107</dc:date>
    <meta:editing-duration>PT2M31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